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3.75cm" fo:min-width="8.7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15cm" fo:min-width="0.9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3.95cm" fo:min-width="5.099cm"/>
    </style:style>
    <style:style style:name="gr4" style:family="graphic" style:parent-style-name="objectwithoutfill">
      <style:graphic-properties draw:fill="none" draw:fill-color="#cccccc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style:protect="position siz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3.129cm" fo:min-width="4.499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2.55cm" fo:min-width="3.9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.15cm" fo:min-width="0.5cm"/>
    </style:style>
    <style:style style:name="gr11" style:family="graphic" style:parent-style-name="objectwithoutfill">
      <style:graphic-properties draw:fill="none" draw:fill-color="#cccccc" draw:textarea-vertical-align="middle" draw:shadow="hidden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4.55cm" fo:min-width="7.3cm" draw:shadow="hidden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0.35cm" fo:min-width="1.1cm" draw:shadow="hidden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cm" fo:min-width="0cm" draw:shadow="hidden"/>
    </style:style>
    <style:style style:name="gr15" style:family="graphic" style:parent-style-name="objectwithoutfill">
      <style:graphic-properties draw:marker-end="Arrow" draw:marker-end-width="0.3cm" draw:fill="none" draw:fill-color="#cccccc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2.75cm" fo:min-width="4.3cm" draw:shadow="hidden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0.15cm" fo:min-width="0.9cm" draw:shadow="hidden"/>
    </style:style>
    <style:style style:name="gr19" style:family="graphic" style:parent-style-name="objectwithoutfill">
      <style:graphic-properties draw:stroke="solid" draw:marker-end="Arrow" draw:marker-end-width="0.3cm" draw:fill="none" draw:fill-color="#cccccc" draw:textarea-vertical-align="middle" draw:shadow="hidden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2.15cm" fo:min-width="2.3cm" draw:shadow="hidden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15cm" fo:min-width="0.3cm" draw:shadow="hidden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0.15cm" fo:min-width="0.1cm" draw:shadow="hidden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5.35cm" fo:min-width="7.3cm" draw:shadow="hidden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0.35cm" fo:min-width="0.9cm" draw:shadow="hidden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2.75cm" fo:min-width="5.1cm" draw:shadow="hidden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0.15cm" fo:min-width="0.7cm" draw:shadow="hidden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2.75cm" fo:min-width="4.5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15cm" fo:min-width="0.5cm"/>
    </style:style>
    <style:style style:name="gr31" style:family="graphic" style:parent-style-name="objectwithoutfill">
      <style:graphic-properties draw:fill="none" draw:fill-color="#dddddd" draw:textarea-vertical-align="middle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174cm" fo:min-width="0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fill-color="#cccccc" draw:textarea-horizontal-align="justify" draw:textarea-vertical-align="middle" draw:auto-grow-height="false" fo:min-height="0cm" fo:min-width="0.5cm"/>
    </style:style>
    <style:style style:name="gr35" style:family="graphic" style:parent-style-name="standard">
      <style:graphic-properties draw:fill-color="#cccccc" draw:textarea-horizontal-align="justify" draw:textarea-vertical-align="middle" draw:auto-grow-height="false" fo:min-height="2.15cm" fo:min-width="2.5cm" draw:shadow="hidden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2.15cm" fo:min-width="3.9cm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1.75cm" fo:min-width="3.5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0.316cm" fo:min-width="0.066cm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2.15cm" fo:min-width="2.5cm"/>
    </style:style>
    <style:style style:name="gr42" style:family="graphic" style:parent-style-name="standard">
      <style:graphic-properties draw:fill-color="#dddddd" draw:textarea-horizontal-align="justify" draw:textarea-vertical-align="middle" draw:auto-grow-height="false" fo:min-height="0cm" fo:min-width="0.3cm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0.03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2.75cm" fo:min-width="4.1cm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0.15cm" fo:min-width="0.7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2.15cm" fo:min-width="4.3cm"/>
    </style:style>
    <style:style style:name="gr48" style:family="graphic" style:parent-style-name="standard">
      <style:graphic-properties draw:fill-color="#dddddd" draw:textarea-horizontal-align="justify" draw:textarea-vertical-align="middle" draw:auto-grow-height="false" fo:min-height="0.15cm" fo:min-width="0.1cm"/>
    </style:style>
    <style:style style:name="pr1" style:family="presentation" style:parent-style-name="Default-title">
      <style:graphic-properties fo:min-height="2.7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 fo:background-color="transparent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 draw:fill-color="#dddddd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32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cm" svg:height="2.763cm" svg:x="1.4cm" svg:y="0.837cm" presentation:class="title" presentation:user-transformed="true">
          <draw:text-box>
            <text:p><text:span text:style-name="T1">Feedba</text:span><text:span text:style-name="T1">ck </text:span><text:span text:style-name="T1">Manage</text:span><text:span text:style-name="T1">ment </text:span><text:span text:style-name="T1">system</text:span></text:p>
          </draw:text-box>
        </draw:frame>
        <draw:custom-shape draw:style-name="gr1" draw:text-style-name="P3" draw:layer="layout" svg:width="9.2cm" svg:height="4cm" svg:x="9.8cm" svg:y="9.2cm">
          <text:p text:style-name="P2">Feedback management </text:p>
          <text:p text:style-name="P2">system servi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9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9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99cm" svg:height="4.2cm" svg:x="21.2cm" svg:y="4.4cm">
          <text:p text:style-name="P2">Questions </text:p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20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20.4cm" svg:y="7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cm" svg:height="0cm" svg:x="19cm" svg:y="10.8cm" svg:viewBox="0 0 0 0" draw:points="0,0">
          <text:p/>
        </draw:polygon>
        <draw:line draw:style-name="gr5" draw:text-style-name="P4" draw:layer="layout" svg:x1="19cm" svg:y1="10.6cm" svg:x2="22.4cm" svg:y2="8.6cm">
          <text:p/>
        </draw:line>
        <draw:frame draw:style-name="gr6" draw:text-style-name="P5" draw:layer="layout" svg:width="3.6cm" svg:height="0.962cm" svg:x="19.4cm" svg:y="9.2cm">
          <draw:text-box>
            <text:p>&lt;&lt;use&gt;&gt;</text:p>
          </draw:text-box>
        </draw:frame>
        <draw:custom-shape draw:style-name="gr7" draw:text-style-name="P3" draw:layer="layout" svg:width="4.999cm" svg:height="3.379cm" svg:x="21.8cm" svg:y="13.2cm">
          <text:p text:style-name="P2">User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21.8cm" svg:y="1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cm" svg:height="0.4cm" svg:x="23.2cm" svg:y="12.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4" draw:layer="layout" svg:x1="22.6cm" svg:y1="12.8cm" svg:x2="19cm" svg:y2="11.4cm">
          <text:p/>
        </draw:line>
        <draw:polygon draw:style-name="gr9" draw:text-style-name="P3" draw:layer="layout" svg:width="4.399cm" svg:height="2.799cm" svg:x="11.4cm" svg:y="16cm" svg:viewBox="0 0 4400 2800" draw:points="0,2800 0,0 4400,0 4400,2800">
          <text:p/>
        </draw:polygon>
        <draw:custom-shape draw:style-name="gr10" draw:text-style-name="P3" draw:layer="layout" svg:width="1cm" svg:height="0.4cm" svg:x="11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4cm" svg:x="11cm" svg:y="17.8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cm" svg:y1="15cm" svg:x2="9.8cm" svg:y2="15cm">
          <text:p/>
        </draw:line>
        <draw:custom-shape draw:style-name="gr12" draw:text-style-name="P3" draw:layer="layout" svg:width="7.8cm" svg:height="4.8cm" svg:x="9.8cm" svg:y="15cm">
          <text:p text:style-name="P2">Utility</text:p>
          <text:p text:style-name="P2"/>
          <text:p text:style-name="P2">Data processing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cm" svg:height="0.6cm" svg:x="9.8cm" svg:y="1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11.4cm" svg:y="14.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4" draw:layer="layout" svg:x1="18.4cm" svg:y1="13.2cm" svg:x2="18.4cm" svg:y2="15.4cm">
          <text:p/>
        </draw:line>
        <draw:line draw:style-name="gr15" draw:text-style-name="P4" draw:layer="layout" svg:x1="18.4cm" svg:y1="15.4cm" svg:x2="17.6cm" svg:y2="15.4cm">
          <text:p/>
        </draw:line>
        <draw:frame draw:style-name="gr16" draw:text-style-name="P5" draw:layer="layout" svg:width="3.8cm" svg:height="0.962cm" svg:x="17.2cm" svg:y="14cm">
          <draw:text-box>
            <text:p>&lt;&lt;reside&gt;&gt;</text:p>
          </draw:text-box>
        </draw:frame>
        <draw:custom-shape draw:style-name="gr17" draw:text-style-name="P3" draw:layer="layout" svg:width="4.8cm" svg:height="3cm" svg:x="2.8cm" svg:y="15.8cm">
          <text:p text:style-name="P2">FMS operations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0.4cm" svg:x="2.8cm" svg:y="1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8cm" svg:height="0.4cm" svg:x="4.2cm" svg:y="15.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4" draw:layer="layout" svg:x1="6.8cm" svg:y1="15.8cm" svg:x2="10.2cm" svg:y2="13.2cm">
          <text:p/>
        </draw:line>
        <draw:frame draw:style-name="gr16" draw:text-style-name="P5" draw:layer="layout" svg:width="3.8cm" svg:height="0.962cm" svg:x="6cm" svg:y="14.4cm">
          <draw:text-box>
            <text:p>&lt;&lt;use&gt;&gt;</text:p>
          </draw:text-box>
        </draw:frame>
        <draw:custom-shape draw:style-name="gr20" draw:text-style-name="P3" draw:layer="layout" svg:width="2.8cm" svg:height="2.4cm" svg:x="1.4cm" svg:y="9.8cm">
          <text:p text:style-name="P2">TA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8cm" svg:height="2.4cm" svg:x="5.4cm" svg:y="9.8cm">
          <text:p text:style-name="P2">Professo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cm" svg:height="0.4cm" svg:x="1cm" svg:y="1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cm" svg:height="0.4cm" svg:x="1cm" svg:y="11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6cm" svg:height="0.4cm" svg:x="5cm" svg:y="11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6cm" svg:height="0.4cm" svg:x="5cm" svg:y="10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7.8cm" svg:height="5.6cm" svg:x="0.8cm" svg:y="8cm">
          <text:p text:style-name="P2">Faculty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4cm" svg:height="0.6cm" svg:x="0.8cm" svg:y="7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2.2cm" svg:y="7.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5" draw:text-style-name="P4" draw:layer="layout" svg:x1="11.4cm" svg:y1="9.2cm" svg:x2="8.6cm" svg:y2="8.6cm">
          <text:p/>
        </draw:line>
        <draw:frame draw:style-name="gr25" draw:text-style-name="P5" draw:layer="layout" svg:width="3.6cm" svg:height="1.673cm" svg:x="9.6cm" svg:y="8cm">
          <draw:text-box>
            <text:p>&lt;&lt;use&gt;&gt;</text:p>
          </draw:text-box>
        </draw:frame>
        <draw:custom-shape draw:style-name="gr26" draw:text-style-name="P3" draw:layer="layout" svg:width="5.6cm" svg:height="3cm" svg:x="8.8cm" svg:y="4.4cm">
          <text:p text:style-name="P2">Students database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cm" svg:height="0.4cm" svg:x="8.8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4cm" svg:x="10cm" svg:y="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4" draw:layer="layout" svg:x1="16.2cm" svg:y1="9.2cm" svg:x2="16.4cm" svg:y2="9.2cm">
          <text:p/>
        </draw:line>
        <draw:line draw:style-name="gr11" draw:text-style-name="P4" draw:layer="layout" svg:x1="16.6cm" svg:y1="9.2cm" svg:x2="16.6cm" svg:y2="6.8cm">
          <text:p/>
        </draw:line>
        <draw:line draw:style-name="gr15" draw:text-style-name="P4" draw:layer="layout" svg:x1="16.6cm" svg:y1="6.8cm" svg:x2="14.4cm" svg:y2="6.8cm">
          <text:p/>
        </draw:line>
        <draw:frame draw:style-name="gr25" draw:text-style-name="P5" draw:layer="layout" svg:width="3.6cm" svg:height="1.673cm" svg:x="15.2cm" svg:y="6cm">
          <draw:text-box>
            <text:p>&lt;&lt;use&gt;&gt;</text:p>
          </draw:text-box>
        </draw:frame>
        <draw:frame draw:style-name="gr28" draw:text-style-name="P5" draw:layer="layout" svg:width="4.8cm" svg:height="0.962cm" svg:x="20.4cm" svg:y="11.4cm">
          <draw:text-box>
            <text:p>&lt;&lt;use&gt;&gt;</text:p>
          </draw:text-box>
        </draw:frame>
        <draw:custom-shape draw:style-name="gr29" draw:text-style-name="P6" draw:layer="layout" svg:width="5cm" svg:height="3cm" svg:x="2.4cm" svg:y="3cm">
          <text:p text:style-name="P2"/>
          <text:p text:style-name="P2">Persistance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cm" svg:height="0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cm" svg:height="0.4cm" svg:x="1.8cm" svg:y="5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4cm" svg:y1="3.6cm" svg:x2="11.6cm" svg:y2="3.6cm">
          <text:p/>
        </draw:line>
        <draw:custom-shape draw:style-name="gr32" draw:text-style-name="P6" draw:layer="layout" svg:width="0.6cm" svg:height="0.6cm" svg:x="11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7" draw:layer="layout" svg:x1="12.2cm" svg:y1="3.6cm" svg:x2="13.8cm" svg:y2="4.4cm">
          <text:p/>
        </draw:lin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4cm" svg:height="2.763cm" svg:x="1.4cm" svg:y="0.837cm" presentation:class="title" presentation:user-transformed="true">
          <draw:text-box>
            <text:p><text:span text:style-name="T1">Regist</text:span><text:span text:style-name="T1">ration </text:span><text:span text:style-name="T1">syste</text:span><text:span text:style-name="T1">m</text:span></text:p>
          </draw:text-box>
        </draw:frame>
        <draw:custom-shape draw:style-name="gr1" draw:text-style-name="P3" draw:layer="layout" svg:width="9.2cm" svg:height="4cm" svg:x="9.8cm" svg:y="9.2cm">
          <text:p text:style-name="P2">Registration </text:p>
          <text:p text:style-name="P2">system servi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9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9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99cm" svg:height="4.2cm" svg:x="21.2cm" svg:y="4.4cm">
          <text:p text:style-name="P2">Registration</text:p>
          <text:p text:style-name="P2"><text:s/>queries </text:p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20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20.4cm" svg:y="7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cm" svg:height="0cm" svg:x="19cm" svg:y="10.8cm" svg:viewBox="0 0 0 0" draw:points="0,0">
          <text:p/>
        </draw:polygon>
        <draw:line draw:style-name="gr5" draw:text-style-name="P4" draw:layer="layout" svg:x1="19cm" svg:y1="10.6cm" svg:x2="22.4cm" svg:y2="8.6cm">
          <text:p/>
        </draw:line>
        <draw:frame draw:style-name="gr6" draw:text-style-name="P5" draw:layer="layout" svg:width="3.6cm" svg:height="0.962cm" svg:x="19.4cm" svg:y="9.2cm">
          <draw:text-box>
            <text:p>&lt;&lt;use&gt;&gt;</text:p>
          </draw:text-box>
        </draw:frame>
        <draw:custom-shape draw:style-name="gr7" draw:text-style-name="P3" draw:layer="layout" svg:width="4.999cm" svg:height="3.379cm" svg:x="21.8cm" svg:y="13.2cm">
          <text:p text:style-name="P2">User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21.8cm" svg:y="1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cm" svg:height="0.4cm" svg:x="23.2cm" svg:y="12.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4" draw:layer="layout" svg:x1="22.6cm" svg:y1="12.8cm" svg:x2="19cm" svg:y2="11.4cm">
          <text:p/>
        </draw:line>
        <draw:polygon draw:style-name="gr9" draw:text-style-name="P3" draw:layer="layout" svg:width="4.399cm" svg:height="2.799cm" svg:x="16cm" svg:y="16.4cm" svg:viewBox="0 0 4400 2800" draw:points="0,2800 0,0 4400,0 4400,2800">
          <text:p/>
        </draw:polygon>
        <draw:custom-shape draw:style-name="gr10" draw:text-style-name="P3" draw:layer="layout" svg:width="1cm" svg:height="0.4cm" svg:x="15.4cm" svg:y="16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cm" svg:height="0.2cm" svg:x="15.4cm" svg:y="18.2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cm" svg:y1="15cm" svg:x2="9.8cm" svg:y2="15cm">
          <text:p/>
        </draw:line>
        <draw:custom-shape draw:style-name="gr12" draw:text-style-name="P3" draw:layer="layout" svg:width="7.8cm" svg:height="4.8cm" svg:x="14.2cm" svg:y="15.4cm">
          <text:p text:style-name="P2">Utility</text:p>
          <text:p text:style-name="P2"/>
          <text:p text:style-name="P2">Data processing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cm" svg:height="0.6cm" svg:x="14.2cm" svg:y="14.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8cm" svg:height="0.962cm" svg:x="17.2cm" svg:y="14cm">
          <draw:text-box>
            <text:p>&lt;&lt;reside&gt;&gt;</text:p>
          </draw:text-box>
        </draw:frame>
        <draw:custom-shape draw:style-name="gr17" draw:text-style-name="P3" draw:layer="layout" svg:width="4.8cm" svg:height="3cm" svg:x="4.6cm" svg:y="15.8cm">
          <text:p text:style-name="P2">Registration</text:p>
          <text:p text:style-name="P2">system </text:p>
          <text:p text:style-name="P2">operations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0.4cm" svg:x="4.6cm" svg:y="1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8cm" svg:height="0.4cm" svg:x="6cm" svg:y="15.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4" draw:layer="layout" svg:x1="6.8cm" svg:y1="15.8cm" svg:x2="10.2cm" svg:y2="13.2cm">
          <text:p/>
        </draw:line>
        <draw:frame draw:style-name="gr16" draw:text-style-name="P5" draw:layer="layout" svg:width="3.8cm" svg:height="0.962cm" svg:x="6cm" svg:y="14.4cm">
          <draw:text-box>
            <text:p>&lt;&lt;use&gt;&gt;</text:p>
          </draw:text-box>
        </draw:frame>
        <draw:custom-shape draw:style-name="gr35" draw:text-style-name="P3" draw:layer="layout" svg:width="3cm" svg:height="2.4cm" svg:x="1.4cm" svg:y="9.8cm">
          <text:p text:style-name="P2">compulsary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8cm" svg:height="2.4cm" svg:x="5.4cm" svg:y="9.8cm">
          <text:p text:style-name="P2">Elective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cm" svg:height="0.4cm" svg:x="1cm" svg:y="1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cm" svg:height="0.4cm" svg:x="1cm" svg:y="11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6cm" svg:height="0.4cm" svg:x="5cm" svg:y="11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6cm" svg:height="0.4cm" svg:x="5cm" svg:y="10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7.8cm" svg:height="5.6cm" svg:x="0.8cm" svg:y="8cm">
          <text:p text:style-name="P2">Subject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4cm" svg:height="0.6cm" svg:x="0.8cm" svg:y="7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2.2cm" svg:y="7.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5" draw:text-style-name="P4" draw:layer="layout" svg:x1="11.4cm" svg:y1="9.2cm" svg:x2="8.6cm" svg:y2="8.6cm">
          <text:p/>
        </draw:line>
        <draw:frame draw:style-name="gr25" draw:text-style-name="P5" draw:layer="layout" svg:width="3.6cm" svg:height="1.673cm" svg:x="9.6cm" svg:y="8cm">
          <draw:text-box>
            <text:p>&lt;&lt;use&gt;&gt;</text:p>
          </draw:text-box>
        </draw:frame>
        <draw:custom-shape draw:style-name="gr26" draw:text-style-name="P3" draw:layer="layout" svg:width="5.6cm" svg:height="3cm" svg:x="8.8cm" svg:y="4.4cm">
          <text:p text:style-name="P2">Students database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cm" svg:height="0.4cm" svg:x="8.8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4cm" svg:x="10cm" svg:y="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4" draw:layer="layout" svg:x1="16.2cm" svg:y1="9.2cm" svg:x2="16.4cm" svg:y2="9.2cm">
          <text:p/>
        </draw:line>
        <draw:line draw:style-name="gr11" draw:text-style-name="P4" draw:layer="layout" svg:x1="16.6cm" svg:y1="9.2cm" svg:x2="16.6cm" svg:y2="6.8cm">
          <text:p/>
        </draw:line>
        <draw:line draw:style-name="gr15" draw:text-style-name="P4" draw:layer="layout" svg:x1="16.6cm" svg:y1="6.8cm" svg:x2="14.4cm" svg:y2="6.8cm">
          <text:p/>
        </draw:line>
        <draw:frame draw:style-name="gr25" draw:text-style-name="P5" draw:layer="layout" svg:width="3.6cm" svg:height="1.673cm" svg:x="15.2cm" svg:y="6cm">
          <draw:text-box>
            <text:p>&lt;&lt;use&gt;&gt;</text:p>
          </draw:text-box>
        </draw:frame>
        <draw:frame draw:style-name="gr28" draw:text-style-name="P5" draw:layer="layout" svg:width="4.4cm" svg:height="0.962cm" svg:x="20.4cm" svg:y="11.4cm">
          <draw:text-box>
            <text:p>&lt;&lt;use&gt;&gt;</text:p>
          </draw:text-box>
        </draw:frame>
        <draw:custom-shape draw:style-name="gr36" draw:text-style-name="P6" draw:layer="layout" svg:width="4.4cm" svg:height="2.4cm" svg:x="3.4cm" svg:y="1.2cm">
          <text:p text:style-name="P2">Persistance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cm" svg:height="2cm" svg:x="0.8cm" svg:y="4.2cm">
          <text:p text:style-name="P2">Persisstance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cm" svg:height="0.4cm" svg:x="2.8cm" svg:y="1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cm" svg:height="0.4cm" svg:x="2.8cm" svg:y="2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cm" svg:height="0.4cm" svg:x="0.4cm" svg:y="4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cm" svg:height="0.4cm" svg:x="0.4cm" svg:y="5.6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8cm" svg:y1="2.4cm" svg:x2="12.4cm" svg:y2="4.4cm">
          <text:p/>
        </draw:line>
        <draw:line draw:style-name="gr31" draw:text-style-name="P7" draw:layer="layout" svg:x1="4.8cm" svg:y1="5.6cm" svg:x2="6.6cm" svg:y2="5.6cm">
          <text:p/>
        </draw:line>
        <draw:custom-shape draw:style-name="gr32" draw:text-style-name="P6" draw:layer="layout" svg:width="0.6cm" svg:height="0.6cm" svg:x="6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7" draw:layer="layout" svg:x1="7cm" svg:y1="6cm" svg:x2="7cm" svg:y2="8cm">
          <text:p/>
        </draw:line>
        <draw:custom-shape draw:style-name="gr38" draw:text-style-name="P6" draw:layer="layout" svg:width="0.8cm" svg:height="0.8cm" svg:x="9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8cm" svg:height="0.6cm" svg:x="15.8cm" svg:y="14.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0" draw:text-style-name="P7" draw:layer="layout" svg:x1="18.4cm" svg:y1="13.2cm" svg:x2="18.4cm" svg:y2="15.4cm">
          <text:p/>
        </draw:line>
        <draw:custom-shape draw:style-name="gr41" draw:text-style-name="P6" draw:layer="layout" svg:width="3cm" svg:height="2.4cm" svg:x="1cm" svg:y="16.4cm">
          <text:p text:style-name="P2">Security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cm" svg:height="0.4cm" svg:x="0.4cm" svg:y="16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8cm" svg:height="0.2cm" svg:x="0.4cm" svg:y="18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3cm" svg:y1="13.6cm" svg:x2="3cm" svg:y2="16.4cm">
          <text:p/>
        </draw:line>
        <draw:custom-shape draw:style-name="gr43" draw:text-style-name="P6" draw:layer="layout" svg:width="0.4cm" svg:height="0.4cm" svg:x="2.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4cm" svg:height="2.763cm" svg:x="1.4cm" svg:y="0.837cm" presentation:class="title" presentation:user-transformed="true">
          <draw:text-box>
            <text:p><text:span text:style-name="T1">Attende</text:span><text:span text:style-name="T1">nce </text:span><text:span text:style-name="T1">Manage</text:span><text:span text:style-name="T1">ment </text:span><text:span text:style-name="T1">system</text:span></text:p>
          </draw:text-box>
        </draw:frame>
        <draw:custom-shape draw:style-name="gr1" draw:text-style-name="P3" draw:layer="layout" svg:width="9.2cm" svg:height="4cm" svg:x="9.8cm" svg:y="9.2cm">
          <text:p text:style-name="P2">Attendence management </text:p>
          <text:p text:style-name="P2">system servi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9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9cm" svg:y="12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cm" svg:height="0cm" svg:x="19cm" svg:y="10.8cm" svg:viewBox="0 0 0 0" draw:points="0,0">
          <text:p/>
        </draw:polygon>
        <draw:custom-shape draw:style-name="gr7" draw:text-style-name="P3" draw:layer="layout" svg:width="4.999cm" svg:height="3.379cm" svg:x="22.836cm" svg:y="9.763cm">
          <text:p text:style-name="P2">User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0.4cm" svg:x="22.8cm" svg:y="9.4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4.399cm" svg:height="2.799cm" svg:x="11.4cm" svg:y="16cm" svg:viewBox="0 0 4400 2800" draw:points="0,2800 0,0 4400,0 4400,2800">
          <text:p/>
        </draw:polygon>
        <draw:custom-shape draw:style-name="gr10" draw:text-style-name="P3" draw:layer="layout" svg:width="1cm" svg:height="0.4cm" svg:x="11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4cm" svg:x="11cm" svg:y="17.8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cm" svg:y1="15cm" svg:x2="9.8cm" svg:y2="15cm">
          <text:p/>
        </draw:line>
        <draw:custom-shape draw:style-name="gr12" draw:text-style-name="P3" draw:layer="layout" svg:width="7.8cm" svg:height="4.8cm" svg:x="9.8cm" svg:y="15cm">
          <text:p text:style-name="P2">Utility</text:p>
          <text:p text:style-name="P2"/>
          <text:p text:style-name="P2">Data processing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cm" svg:height="0.6cm" svg:x="9.8cm" svg:y="1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11.4cm" svg:y="14.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4" draw:layer="layout" svg:x1="18.4cm" svg:y1="13.2cm" svg:x2="18.4cm" svg:y2="15.4cm">
          <text:p/>
        </draw:line>
        <draw:line draw:style-name="gr15" draw:text-style-name="P4" draw:layer="layout" svg:x1="18.4cm" svg:y1="15.4cm" svg:x2="17.6cm" svg:y2="15.4cm">
          <text:p/>
        </draw:line>
        <draw:frame draw:style-name="gr16" draw:text-style-name="P5" draw:layer="layout" svg:width="3.8cm" svg:height="0.962cm" svg:x="17.2cm" svg:y="14cm">
          <draw:text-box>
            <text:p>&lt;&lt;reside&gt;&gt;</text:p>
          </draw:text-box>
        </draw:frame>
        <draw:custom-shape draw:style-name="gr17" draw:text-style-name="P3" draw:layer="layout" svg:width="4.8cm" svg:height="3cm" svg:x="2.8cm" svg:y="15.8cm">
          <text:p text:style-name="P2">AMS operations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0.4cm" svg:x="2.8cm" svg:y="1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8cm" svg:height="0.4cm" svg:x="4.2cm" svg:y="15.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4" draw:layer="layout" svg:x1="6.8cm" svg:y1="15.8cm" svg:x2="10.2cm" svg:y2="13.2cm">
          <text:p/>
        </draw:line>
        <draw:frame draw:style-name="gr16" draw:text-style-name="P5" draw:layer="layout" svg:width="3.8cm" svg:height="0.962cm" svg:x="6cm" svg:y="14.4cm">
          <draw:text-box>
            <text:p>&lt;&lt;use&gt;&gt;</text:p>
          </draw:text-box>
        </draw:frame>
        <draw:custom-shape draw:style-name="gr26" draw:text-style-name="P3" draw:layer="layout" svg:width="5.6cm" svg:height="3cm" svg:x="8.8cm" svg:y="4.4cm">
          <text:p text:style-name="P2">Students database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cm" svg:height="0.4cm" svg:x="8.8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4cm" svg:x="10cm" svg:y="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4" draw:layer="layout" svg:x1="16.2cm" svg:y1="9.2cm" svg:x2="16.4cm" svg:y2="9.2cm">
          <text:p/>
        </draw:line>
        <draw:line draw:style-name="gr11" draw:text-style-name="P4" draw:layer="layout" svg:x1="16.6cm" svg:y1="9.2cm" svg:x2="16.6cm" svg:y2="6.8cm">
          <text:p/>
        </draw:line>
        <draw:line draw:style-name="gr15" draw:text-style-name="P4" draw:layer="layout" svg:x1="16.6cm" svg:y1="6.8cm" svg:x2="14.4cm" svg:y2="6.8cm">
          <text:p/>
        </draw:line>
        <draw:frame draw:style-name="gr25" draw:text-style-name="P5" draw:layer="layout" svg:width="3.6cm" svg:height="1.673cm" svg:x="15.2cm" svg:y="6cm">
          <draw:text-box>
            <text:p>&lt;&lt;use&gt;&gt;</text:p>
          </draw:text-box>
        </draw:frame>
        <draw:custom-shape draw:style-name="gr39" draw:text-style-name="P6" draw:layer="layout" svg:width="0.8cm" svg:height="0.363cm" svg:x="24.2cm" svg:y="9.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0" draw:text-style-name="P7" draw:layer="layout" svg:x1="22.836cm" svg:y1="11.2cm" svg:x2="19cm" svg:y2="11.2cm">
          <text:p/>
        </draw:line>
        <draw:frame draw:style-name="gr44" draw:text-style-name="P5" draw:layer="layout" svg:width="3.8cm" svg:height="1.673cm" svg:x="19.2cm" svg:y="10.2cm">
          <draw:text-box>
            <text:p>&lt;&lt;use&gt;&gt;</text:p>
          </draw:text-box>
        </draw:frame>
        <draw:custom-shape draw:style-name="gr45" draw:text-style-name="P6" draw:layer="layout" svg:width="4.6cm" svg:height="3cm" svg:x="1.6cm" svg:y="7.2cm">
          <text:p text:style-name="P2">Persistance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1.2cm" svg:height="0.4cm" svg:x="0.8cm" svg:y="7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cm" svg:height="0.4cm" svg:x="1cm" svg:y="9.2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6.2cm" svg:y1="8.2cm" svg:x2="8.8cm" svg:y2="5.4cm">
          <text:p/>
        </draw:line>
        <draw:custom-shape draw:style-name="gr38" draw:text-style-name="P6" draw:layer="layout" svg:width="0.8cm" svg:height="0.8cm" svg:x="6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4.8cm" svg:height="2.4cm" svg:x="20.2cm" svg:y="3.4cm">
          <text:p text:style-name="P2">security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0.6cm" svg:height="0.4cm" svg:x="20cm" svg:y="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0.6cm" svg:height="0.4cm" svg:x="20cm" svg:y="5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4.4cm" svg:y1="5.4cm" svg:x2="20.8cm" svg:y2="6.8cm">
          <text:p/>
        </draw:line>
        <draw:line draw:style-name="gr40" draw:text-style-name="P7" draw:layer="layout" svg:x1="20.8cm" svg:y1="6.8cm" svg:x2="21.8cm" svg:y2="5.8cm">
          <text:p/>
        </draw:line>
        <draw:custom-shape draw:style-name="gr32" draw:text-style-name="P6" draw:layer="layout" svg:width="0.6cm" svg:height="0.6cm" svg:x="20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6:08:21.865575204</meta:creation-date>
    <dc:date>2019-03-04T14:50:45.399785570</dc:date>
    <meta:editing-duration>PT35M36S</meta:editing-duration>
    <meta:editing-cycles>6</meta:editing-cycles>
    <meta:generator>LibreOffice/5.1.6.2$Linux_X86_64 LibreOffice_project/10m0$Build-2</meta:generator>
    <meta:document-statistic meta:object-count="187"/>
  </office:meta>
</office:document-meta>
</file>